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)</text:p>
      <text:p text:style-name="Standard">1.</text:p>
      <text:p text:style-name="Standard">a)Differenz ( Konstante 3) ( Variable y)</text:p>
      <text:p text:style-name="Standard">b)Summe (Konstante 5) (Quotient ( Variable x) (Variable z))</text:p>
      <text:p text:style-name="Standard">c)Produkt (Konstante 2) (Differenz ( Konstante 4) ( Variable x))</text:p>
      <text:p text:style-name="Standard">d)Quotient ( Summe ( Variable k) ( Variable j)) ( Konstante 5)</text:p>
      <text:p text:style-name="Standard"/>
      <text:p text:style-name="Standard">2.</text:p>
      <text:p text:style-name="Standard">a) (x – 3)</text:p>
      <text:p text:style-name="Standard">b) (x / 3) + (2 * y)</text:p>
      <text:p text:style-name="Standard">c) (z * 3) + 1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M58S</meta:editing-duration>
    <meta:editing-cycles>13</meta:editing-cycles>
    <meta:generator>OpenOffice/4.1.1$Win32 OpenOffice.org_project/411m6$Build-9775</meta:generator>
    <dc:date>2019-04-27T16:24:01.86</dc:date>
    <dc:creator>Knacker Rapse</dc:creator>
    <meta:document-statistic meta:table-count="0" meta:image-count="0" meta:object-count="0" meta:page-count="1" meta:paragraph-count="10" meta:word-count="59" meta:character-count="276"/>
    <meta:user-defined meta:name="Info 1"/>
    <meta:user-defined meta:name="Info 2"/>
    <meta:user-defined meta:name="Info 3"/>
    <meta:user-defined meta:name="Info 4"/>
  </office:meta>
</office:document-meta>
</file>